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cef4" officeooo:paragraph-rsid="0000cef4"/>
    </style:style>
    <style:style style:name="P2" style:family="paragraph" style:parent-style-name="Standard">
      <style:text-properties officeooo:rsid="0001963e" officeooo:paragraph-rsid="0001963e"/>
    </style:style>
    <style:style style:name="P3" style:family="paragraph" style:parent-style-name="Header">
      <style:paragraph-properties fo:text-align="center" style:justify-single-word="false"/>
      <style:text-properties fo:font-size="20pt" officeooo:rsid="00051762" officeooo:paragraph-rsid="00051762" style:font-size-asian="20pt" style:font-size-complex="20pt"/>
    </style:style>
    <style:style style:name="P4" style:family="paragraph" style:parent-style-name="Standard">
      <style:text-properties officeooo:rsid="0001963e" officeooo:paragraph-rsid="0001963e"/>
    </style:style>
    <style:style style:name="P5" style:family="paragraph" style:parent-style-name="Standard" style:list-style-name="L6">
      <style:text-properties officeooo:rsid="0001963e" officeooo:paragraph-rsid="0001963e"/>
    </style:style>
    <style:style style:name="P6" style:family="paragraph" style:parent-style-name="Standard">
      <style:text-properties fo:font-size="16pt" style:text-underline-style="solid" style:text-underline-type="double" style:text-underline-width="auto" style:text-underline-color="font-color" fo:font-weight="bold" officeooo:rsid="0000cef4" officeooo:paragraph-rsid="0000cef4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23fdd" officeooo:paragraph-rsid="00023fdd"/>
    </style:style>
    <style:style style:name="P8" style:family="paragraph" style:parent-style-name="Standard" style:list-style-name="L6">
      <style:text-properties officeooo:rsid="00023fdd" officeooo:paragraph-rsid="00023fdd"/>
    </style:style>
    <style:style style:name="P9" style:family="paragraph" style:parent-style-name="Standard">
      <style:text-properties fo:font-size="8pt" officeooo:rsid="0005237a" officeooo:paragraph-rsid="0005237a" style:font-size-asian="8pt" style:font-size-complex="8pt"/>
    </style:style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01963e"/>
    </style:style>
    <style:style style:name="T2" style:family="text">
      <style:text-properties officeooo:rsid="00023fdd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officeooo:rsid="00030705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officeooo:rsid="00051762" style:font-size-asian="14pt" style:font-size-complex="1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01963e" style:font-size-asian="10.5pt" style:font-size-complex="10.5pt"/>
    </style:style>
    <style:style style:name="T9" style:family="text">
      <style:text-properties style:text-line-through-style="none" style:text-line-through-type="none" fo:font-size="14pt" fo:font-style="normal" style:text-underline-style="solid" style:text-underline-type="double" style:text-underline-width="auto" style:text-underline-color="#000000" style:font-size-asian="14pt" style:font-style-asian="normal" style:font-size-complex="14pt" style:font-style-complex="normal"/>
    </style:style>
    <style:style style:name="T10" style:family="text">
      <style:text-properties style:text-line-through-style="none" style:text-line-through-type="none" fo:font-size="14pt" fo:font-style="normal" style:text-underline-style="solid" style:text-underline-type="double" style:text-underline-width="auto" style:text-underline-color="#000000" officeooo:rsid="00051762" style:font-size-asian="14pt" style:font-style-asian="normal" style:font-size-complex="14pt" style:font-style-complex="normal"/>
    </style:style>
    <style:style style:name="T11" style:family="text">
      <style:text-properties fo:font-style="normal" style:text-underline-style="solid" style:text-underline-type="double" style:text-underline-width="auto" style:text-underline-color="#000000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051762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2">Demográfica</text:span></text:span></text:p>
      <text:list xml:id="list739906018" text:style-name="L1">
        <text:list-item>
          <text:p text:style-name="P10">Qual seu gênero? Idade? Cidade? Escolaridade?</text:p>
        </text:list-item>
      </text:list>
      <text:p text:style-name="Text_20_body"><text:span text:style-name="Strong_20_Emphasis"><text:span text:style-name="T12">Pessoal/</text:span></text:span><text:span text:style-name="Strong_20_Emphasis"><text:span text:style-name="T13">P</text:span></text:span><text:span text:style-name="Strong_20_Emphasis"><text:span text:style-name="T12">rofissional</text:span></text:span></text:p>
      <text:list xml:id="list4081508393" text:style-name="L2">
        <text:list-item>
          <text:p text:style-name="P11">Como é sua rotina?</text:p>
        </text:list-item>
        <text:list-item>
          <text:p text:style-name="P11">Quais são suas principais responsabilidades?</text:p>
        </text:list-item>
        <text:list-item>
          <text:p text:style-name="P11">Quais são seus principais objetivos e obstáculos pra atingi-los?</text:p>
        </text:list-item>
      </text:list>
      <text:p text:style-name="Text_20_body"><text:span text:style-name="Strong_20_Emphasis"><text:span text:style-name="T12">Consumo de conteúdo</text:span></text:span></text:p>
      <text:list xml:id="list1278986028" text:style-name="L3">
        <text:list-item>
          <text:p text:style-name="P13">Quais redes sociais você usa?</text:p>
        </text:list-item>
        <text:list-item>
          <text:p text:style-name="P13">Como você se mantém informado?</text:p>
        </text:list-item>
        <text:list-item>
          <text:p text:style-name="P13">Como você aprende novas habilidades?</text:p>
        </text:list-item>
        <text:list-item>
          <text:p text:style-name="P12">Quais assuntos você mais gosta de acompanhar?</text:p>
        </text:list-item>
      </text:list>
      <text:p text:style-name="Text_20_body"><text:span text:style-name="Strong_20_Emphasis"><text:span text:style-name="T12">Hábitos de compra</text:span></text:span></text:p>
      <text:list xml:id="list1225158867" text:style-name="L4">
        <text:list-item>
          <text:p text:style-name="P14">Quais marcas você costuma usar?</text:p>
        </text:list-item>
        <text:list-item>
          <text:p text:style-name="P14">Como você se informa sobre marcas e produtos? Onde costuma comprar?</text:p>
        </text:list-item>
        <text:list-item>
          <text:p text:style-name="P14">Em quais canais você prefere interagir com marcas?</text:p>
        </text:list-item>
      </text:list>
      <text:p text:style-name="Text_20_body"><text:span text:style-name="Strong_20_Emphasis"><text:span text:style-name="T12">Relação com a empresa</text:span></text:span></text:p>
      <text:list xml:id="list1696513478" text:style-name="L5">
        <text:list-item>
          <text:p text:style-name="P16">O que te levou a procurar as soluções da empresa x?</text:p>
        </text:list-item>
        <text:list-item>
          <text:p text:style-name="P16">Como a empresa x te ajuda a solucionar seus desafios?</text:p>
        </text:list-item>
        <text:list-item>
          <text:p text:style-name="P15">Qual a maior qualidade da empresa x?</text:p>
        </text:list-item>
      </text:list>
      <text:p text:style-name="Standard"/>
      <text:p text:style-name="Standard"/>
      <text:p text:style-name="P6">Entrevistado:</text:p>
      <text:p text:style-name="P1"/>
      <text:p text:style-name="P1"><text:span text:style-name="T6">Gênero</text:span>: <text:span text:style-name="T7">Masculino</text:span></text:p>
      <text:p text:style-name="P1"><text:span text:style-name="T6">Idade</text:span>: <text:span text:style-name="T8">23</text:span><text:span text:style-name="T7"> anos</text:span></text:p>
      <text:p text:style-name="P1"><text:span text:style-name="T6">Cidade</text:span>: <text:span text:style-name="T7">São Gonçalo do Amarante – Taíba</text:span></text:p>
      <text:p text:style-name="P1"/>
      <text:p text:style-name="P1"><text:span text:style-name="T3">Rotina:</text:span> Passa <text:span text:style-name="T1">um período do dia na Universidade Federal do Ceará.</text:span> Partindo de casa 6:00 AM, chegando 6:50 AM. Fica<text:span text:style-name="T1">ndo</text:span> nela até 1<text:span text:style-name="T1">2</text:span>:40 PM, chegando em casa as 1<text:span text:style-name="T1">3</text:span>:50. <text:span text:style-name="T1">Ao chegar em casa trabalha em uma loja de venda de celulares até 16:40 PM. Ao chegar em casa do trabalho vai para a academia.</text:span></text:p>
      <text:p text:style-name="P1"/>
      <text:p text:style-name="P2"><text:span text:style-name="T3">Principais </text:span><text:span text:style-name="T5">R</text:span><text:span text:style-name="T3">esponsabilidades:</text:span> Conseguir o aluguel da casa em que mora, pagar a academia, pagar todas as contas de casa.</text:p>
      <text:p text:style-name="P2"/>
      <text:p text:style-name="P2"><text:span text:style-name="T3">Objetivos:</text:span> Trabalhar em uma empresa de tecnologia consolidada como a <text:span text:style-name="T6">Samsung.</text:span></text:p>
      <text:p text:style-name="P2"/>
      <text:p text:style-name="P2"><text:span text:style-name="T3">Obstáculos:</text:span> Falta de renda, falta de oportunidades, falto de diploma e capacitação.</text:p>
      <text:p text:style-name="P2"/>
      <text:p text:style-name="P2"><text:span text:style-name="T3"/></text:p>
      <text:p text:style-name="P2"><text:soft-page-break/><text:span text:style-name="T3"/></text:p>
      <text:list xml:id="list395085494" text:style-name="L6">
        <text:list-item>
          <text:p text:style-name="P5"><text:span text:style-name="T3">Quais </text:span><text:span text:style-name="T5">R</text:span><text:span text:style-name="T3">edes </text:span><text:span text:style-name="T5">S</text:span><text:span text:style-name="T3">ociais:</text:span> Whatsapp, Instagram, Linkedin e Youtube.</text:p>
        </text:list-item>
      </text:list>
      <text:p text:style-name="P2"/>
      <text:list xml:id="list81825323650113" text:continue-numbering="true" text:style-name="L6">
        <text:list-item>
          <text:p text:style-name="P5"><text:span text:style-name="T3">Como se </text:span><text:span text:style-name="T5">I</text:span><text:span text:style-name="T3">nforma:</text:span> <text:span text:style-name="T2">Instagram, Google e Linkedin.</text:span></text:p>
        </text:list-item>
      </text:list>
      <text:p text:style-name="P2"/>
      <text:list xml:id="list81826184219467" text:continue-numbering="true" text:style-name="L6">
        <text:list-item>
          <text:p text:style-name="P8"><text:span text:style-name="T3">Como </text:span><text:span text:style-name="T5">V</text:span><text:span text:style-name="T3">ocê </text:span><text:span text:style-name="T5">A</text:span><text:span text:style-name="T3">prende novas habilidades:</text:span> Youtube</text:p>
        </text:list-item>
      </text:list>
      <text:p text:style-name="P7"/>
      <text:list xml:id="list81827140799108" text:continue-numbering="true" text:style-name="L6">
        <text:list-item>
          <text:p text:style-name="P8"><text:span text:style-name="T3">O </text:span><text:span text:style-name="T5">Q</text:span><text:span text:style-name="T3">ue </text:span><text:span text:style-name="T5">G</text:span><text:span text:style-name="T3">osta de </text:span><text:span text:style-name="T5">A</text:span><text:span text:style-name="T3">companhar:</text:span> Tecnologia, política, fisiculturismo e gastronomia</text:p>
        </text:list-item>
      </text:list>
      <text:p text:style-name="P2"/>
      <text:list xml:id="list81826382220335" text:continue-numbering="true" text:style-name="L6">
        <text:list-item>
          <text:p text:style-name="P8"><text:span text:style-name="T3">Quais </text:span><text:span text:style-name="T5">M</text:span><text:span text:style-name="T3">arcas </text:span><text:span text:style-name="T5">V</text:span><text:span text:style-name="T4">ocê</text:span><text:span text:style-name="T3"> </text:span><text:span text:style-name="T5">U</text:span><text:span text:style-name="T3">sa:</text:span> Xiaomi, Samsung e Brastemp</text:p>
        </text:list-item>
      </text:list>
      <text:p text:style-name="P7"/>
      <text:list xml:id="list81825395845822" text:continue-numbering="true" text:style-name="L6">
        <text:list-item>
          <text:p text:style-name="P8"><text:span text:style-name="T3">Como se </text:span><text:span text:style-name="T5">I</text:span><text:span text:style-name="T3">nforma </text:span><text:span text:style-name="T5">S</text:span><text:span text:style-name="T3">obre as </text:span><text:span text:style-name="T5">M</text:span><text:span text:style-name="T3">arcas:</text:span> Profissionais, amigos e Youtube.</text:p>
        </text:list-item>
      </text:list>
      <text:p text:style-name="P7"/>
      <text:list xml:id="list81825324406868" text:continue-numbering="true" text:style-name="L6">
        <text:list-item>
          <text:p text:style-name="P8"><text:span text:style-name="T3">Onde </text:span><text:span text:style-name="T5">C</text:span><text:span text:style-name="T3">ostuma </text:span><text:span text:style-name="T5">C</text:span><text:span text:style-name="T3">omprar:</text:span> Amazon</text:p>
        </text:list-item>
      </text:list>
      <text:p text:style-name="P7"/>
      <text:list xml:id="list81827012302788" text:continue-numbering="true" text:style-name="L6">
        <text:list-item>
          <text:p text:style-name="P8"><text:span text:style-name="T3">Onde </text:span><text:span text:style-name="T5">V</text:span><text:span text:style-name="T3">ocê </text:span><text:span text:style-name="T5">P</text:span><text:span text:style-name="T3">refere </text:span><text:span text:style-name="T5">I</text:span><text:span text:style-name="T3">nteragir com </text:span><text:span text:style-name="T5">M</text:span><text:span text:style-name="T3">arcas:</text:span> Youtube e Instagram.</text:p>
        </text:list-item>
      </text:list>
      <text:p text:style-name="P7"/>
      <text:list xml:id="list81826380801903" text:continue-numbering="true" text:style-name="L6">
        <text:list-item>
          <text:p text:style-name="P8"><text:span text:style-name="T3">O </text:span><text:span text:style-name="T5">Q</text:span><text:span text:style-name="T3">ue te </text:span><text:span text:style-name="T5">L</text:span><text:span text:style-name="T3">evou a </text:span><text:span text:style-name="T5">P</text:span><text:span text:style-name="T3">rocurar </text:span><text:span text:style-name="T5">N</text:span><text:span text:style-name="T3">ossa </text:span><text:span text:style-name="T5">E</text:span><text:span text:style-name="T3">mpresa:</text:span> Atender as minhas necessidades sobre os aparelhos e a liberdade de personalização.</text:p>
        </text:list-item>
      </text:list>
      <text:p text:style-name="P7"/>
      <text:list xml:id="list81826194752394" text:continue-numbering="true" text:style-name="L6">
        <text:list-item>
          <text:p text:style-name="P8"><text:span text:style-name="T3">Como a </text:span><text:span text:style-name="T5">N</text:span><text:span text:style-name="T3">ossa </text:span><text:span text:style-name="T5">E</text:span><text:span text:style-name="T3">mpresa lhe </text:span><text:span text:style-name="T5">A</text:span><text:span text:style-name="T3">judou:</text:span> Oferecendo uma opção com qualidade e custo razoável.</text:p>
        </text:list-item>
      </text:list>
      <text:p text:style-name="P7"/>
      <text:list xml:id="list81826644855686" text:continue-numbering="true" text:style-name="L6">
        <text:list-item>
          <text:p text:style-name="P8"><text:span text:style-name="T9">Qual a </text:span><text:span text:style-name="T10">M</text:span><text:span text:style-name="T9">aior </text:span><text:span text:style-name="T10">Q</text:span><text:span text:style-name="T9">ualidade da </text:span><text:span text:style-name="T10">N</text:span><text:span text:style-name="T9">ossa </text:span><text:span text:style-name="T10">E</text:span><text:span text:style-name="T9">mpresa: </text:span><text:span text:style-name="T11"><text:s/></text:span>O diálogo com o cliente e a ampla gama de escolhas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não há de quê ;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officeooo:rsid="00051762" officeooo:paragraph-rsid="00051762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0:01:33.398361616</meta:creation-date>
    <dc:date>2024-04-02T08:18:25.061228333</dc:date>
    <meta:editing-duration>PT5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9" meta:word-count="362" meta:character-count="2123" meta:non-whitespace-character-count="1823"/>
  </office:meta>
</office:document-meta>
</file>